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2425f" officeooo:paragraph-rsid="0002425f" style:font-size-asian="18pt" style:font-size-complex="18pt"/>
    </style:style>
    <style:style style:name="P2" style:family="paragraph" style:parent-style-name="Standard">
      <style:text-properties officeooo:rsid="0002ea99" officeooo:paragraph-rsid="0002ea99"/>
    </style:style>
    <style:style style:name="P3" style:family="paragraph" style:parent-style-name="Standard">
      <style:paragraph-properties fo:text-align="center" style:justify-single-word="false"/>
      <style:text-properties fo:font-weight="bold" officeooo:rsid="0002ea99" officeooo:paragraph-rsid="0002ea99" style:font-weight-asian="bold" style:font-weight-complex="bold"/>
    </style:style>
    <style:style style:name="P4" style:family="paragraph" style:parent-style-name="Standard">
      <style:text-properties fo:font-weight="bold" officeooo:rsid="0005632b" officeooo:paragraph-rsid="0005632b" style:font-weight-asian="bold" style:font-weight-complex="bold"/>
    </style:style>
    <style:style style:name="P5" style:family="paragraph" style:parent-style-name="Standard">
      <style:paragraph-properties fo:text-align="center" style:justify-single-word="false"/>
      <style:text-properties fo:font-weight="bold" officeooo:rsid="0005632b" officeooo:paragraph-rsid="0005632b" style:font-weight-asian="bold" style:font-weight-complex="bold"/>
    </style:style>
    <style:style style:name="P6" style:family="paragraph" style:parent-style-name="Standard">
      <style:text-properties fo:font-weight="bold" officeooo:rsid="0006a407" officeooo:paragraph-rsid="0006a407" style:font-weight-asian="bold" style:font-weight-complex="bold"/>
    </style:style>
    <style:style style:name="P7" style:family="paragraph" style:parent-style-name="Standard">
      <style:paragraph-properties fo:text-align="center" style:justify-single-word="false"/>
      <style:text-properties fo:font-weight="bold" officeooo:rsid="0006a407" officeooo:paragraph-rsid="0006a407" style:font-weight-asian="bold" style:font-weight-complex="bold"/>
    </style:style>
    <style:style style:name="P8" style:family="paragraph" style:parent-style-name="Standard">
      <style:text-properties officeooo:rsid="0005632b" officeooo:paragraph-rsid="0005632b"/>
    </style:style>
    <style:style style:name="P9" style:family="paragraph" style:parent-style-name="Standard">
      <style:text-properties fo:font-weight="normal" officeooo:rsid="0005632b" officeooo:paragraph-rsid="0005632b" style:font-weight-asian="normal" style:font-weight-complex="normal"/>
    </style:style>
    <style:style style:name="P10" style:family="paragraph" style:parent-style-name="Standard">
      <style:text-properties fo:font-weight="normal" officeooo:rsid="0006a407" officeooo:paragraph-rsid="0006a407" style:font-weight-asian="normal" style:font-weight-complex="normal"/>
    </style:style>
    <style:style style:name="P11" style:family="paragraph" style:parent-style-name="Standard">
      <style:text-properties fo:font-weight="normal" officeooo:rsid="000f94ef" officeooo:paragraph-rsid="000f94ef" style:font-weight-asian="normal" style:font-weight-complex="normal"/>
    </style:style>
    <style:style style:name="P12" style:family="paragraph" style:parent-style-name="Standard">
      <style:text-properties fo:font-weight="normal" officeooo:rsid="00100ae5" officeooo:paragraph-rsid="00100ae5" style:font-weight-asian="normal" style:font-weight-complex="normal"/>
    </style:style>
    <style:style style:name="P13" style:family="paragraph" style:parent-style-name="Standard">
      <style:paragraph-properties fo:text-align="start" style:justify-single-word="false"/>
      <style:text-properties fo:font-size="12pt" officeooo:rsid="00120d6c" officeooo:paragraph-rsid="00120d6c" style:font-size-asian="10.5pt" style:font-size-complex="12pt"/>
    </style:style>
    <style:style style:name="P14" style:family="paragraph" style:parent-style-name="Standard">
      <style:paragraph-properties fo:text-align="start" style:justify-single-word="false"/>
      <style:text-properties fo:font-size="12pt" officeooo:rsid="00120d6c" officeooo:paragraph-rsid="0024383f" style:font-size-asian="10.5pt" style:font-size-complex="12pt"/>
    </style:style>
    <style:style style:name="P15" style:family="paragraph" style:parent-style-name="Standard">
      <style:paragraph-properties fo:text-align="start" style:justify-single-word="false"/>
      <style:text-properties fo:font-size="12pt" officeooo:rsid="001a0de3" officeooo:paragraph-rsid="001a0de3" style:font-size-asian="10.5pt" style:font-size-complex="12pt"/>
    </style:style>
    <style:style style:name="P16" style:family="paragraph" style:parent-style-name="Standard">
      <style:paragraph-properties fo:text-align="start" style:justify-single-word="false"/>
      <style:text-properties fo:font-size="12pt" fo:font-weight="bold" officeooo:rsid="00120d6c" officeooo:paragraph-rsid="00120d6c"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a0de3" officeooo:paragraph-rsid="001a0de3"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1a0de3" officeooo:paragraph-rsid="001a0de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a0de3" officeooo:paragraph-rsid="001b6f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6f4a" officeooo:paragraph-rsid="001b6f4a" style:font-size-asian="10.5pt" style:font-weight-asian="normal" style:font-size-complex="12pt" style:font-weight-complex="normal"/>
    </style:style>
    <style:style style:name="P21" style:family="paragraph" style:parent-style-name="Standard">
      <style:text-properties officeooo:rsid="00131395" officeooo:paragraph-rsid="00131395"/>
    </style:style>
    <style:style style:name="P22" style:family="paragraph" style:parent-style-name="Standard">
      <style:text-properties officeooo:rsid="0013bca3" officeooo:paragraph-rsid="0013bca3"/>
    </style:style>
    <style:style style:name="P23" style:family="paragraph" style:parent-style-name="Standard">
      <style:text-properties style:text-underline-style="solid" style:text-underline-width="auto" style:text-underline-color="font-color" officeooo:rsid="0013bca3" officeooo:paragraph-rsid="0013bca3"/>
    </style:style>
    <style:style style:name="P24" style:family="paragraph" style:parent-style-name="Standard">
      <style:text-properties officeooo:rsid="001a0de3" officeooo:paragraph-rsid="00257c30"/>
    </style:style>
    <style:style style:name="P25" style:family="paragraph" style:parent-style-name="Standard">
      <style:text-properties officeooo:rsid="00257c30" officeooo:paragraph-rsid="00257c30"/>
    </style:style>
    <style:style style:name="P26" style:family="paragraph" style:parent-style-name="Text_20_body">
      <style:text-properties fo:font-size="12pt" fo:language="fr" fo:country="FR" fo:font-weight="normal" officeooo:rsid="0006a407" officeooo:paragraph-rsid="0006a407" style:font-size-asian="12pt" style:font-weight-asian="normal" style:font-size-complex="12pt" style:font-weight-complex="normal"/>
    </style:style>
    <style:style style:name="P27" style:family="paragraph" style:parent-style-name="Text_20_body">
      <style:text-properties fo:font-size="12pt" fo:language="fr" fo:country="FR" fo:font-weight="normal" officeooo:rsid="0006a407" officeooo:paragraph-rsid="0011a1dc" style:font-size-asian="12pt" style:font-weight-asian="normal" style:font-size-complex="12pt" style:font-weight-complex="normal"/>
    </style:style>
    <style:style style:name="P28" style:family="paragraph" style:parent-style-name="Text_20_body">
      <style:text-properties fo:font-size="12pt" fo:language="fr" fo:country="FR" fo:font-weight="normal" officeooo:rsid="000f94ef" officeooo:paragraph-rsid="000f94ef"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fo:font-size="12pt" fo:language="fr" fo:country="FR" fo:font-weight="bold" officeooo:rsid="000b37be" officeooo:paragraph-rsid="000b37be" style:font-size-asian="12pt" style:font-weight-asian="bold" style:font-size-complex="12pt" style:font-weight-complex="bold"/>
    </style:style>
    <style:style style:name="P30" style:family="paragraph" style:parent-style-name="Text_20_body">
      <style:text-properties officeooo:rsid="001428c4" officeooo:paragraph-rsid="001428c4"/>
    </style:style>
    <style:style style:name="P31" style:family="paragraph" style:parent-style-name="Heading_20_1">
      <style:text-properties fo:font-size="12pt" fo:language="fr" fo:country="FR" fo:font-weight="normal" officeooo:rsid="0006a407" officeooo:paragraph-rsid="0011a1dc" style:font-size-asian="12pt" style:font-weight-asian="normal" style:font-size-complex="12pt" style:font-weight-complex="normal"/>
    </style:style>
    <style:style style:name="T1" style:family="text">
      <style:text-properties officeooo:rsid="00095fb6"/>
    </style:style>
    <style:style style:name="T2" style:family="text">
      <style:text-properties officeooo:rsid="000b37be"/>
    </style:style>
    <style:style style:name="T3" style:family="text">
      <style:text-properties fo:font-weight="normal" style:font-weight-asian="normal" style:font-weight-complex="normal"/>
    </style:style>
    <style:style style:name="T4" style:family="text">
      <style:text-properties officeooo:rsid="000cbac3"/>
    </style:style>
    <style:style style:name="T5" style:family="text">
      <style:text-properties officeooo:rsid="000dcc0d"/>
    </style:style>
    <style:style style:name="T6" style:family="text">
      <style:text-properties officeooo:rsid="000f94ef"/>
    </style:style>
    <style:style style:name="T7" style:family="text">
      <style:text-properties officeooo:rsid="000f9ff7"/>
    </style:style>
    <style:style style:name="T8" style:family="text">
      <style:text-properties officeooo:rsid="000fe660"/>
    </style:style>
    <style:style style:name="T9" style:family="text">
      <style:text-properties officeooo:rsid="0011194e"/>
    </style:style>
    <style:style style:name="T10" style:family="text">
      <style:text-properties fo:font-weight="bold" style:font-weight-asian="bold" style:font-weight-complex="bold"/>
    </style:style>
    <style:style style:name="T11" style:family="text">
      <style:text-properties fo:font-weight="bold" officeooo:rsid="000f94ef" style:font-weight-asian="bold" style:font-weight-complex="bold"/>
    </style:style>
    <style:style style:name="T12" style:family="text">
      <style:text-properties fo:font-weight="bold" officeooo:rsid="00095fb6" style:font-weight-asian="bold" style:font-weight-complex="bold"/>
    </style:style>
    <style:style style:name="T13" style:family="text">
      <style:text-properties fo:font-weight="bold" officeooo:rsid="000f9ff7" style:font-weight-asian="bold" style:font-weight-complex="bold"/>
    </style:style>
    <style:style style:name="T14" style:family="text">
      <style:text-properties fo:font-weight="bold" officeooo:rsid="0015fbd9" style:font-weight-asian="bold" style:font-weight-complex="bold"/>
    </style:style>
    <style:style style:name="T15" style:family="text">
      <style:text-properties fo:font-weight="bold" officeooo:rsid="0017ec24" style:font-weight-asian="bold" style:font-weight-complex="bold"/>
    </style:style>
    <style:style style:name="T16" style:family="text">
      <style:text-properties fo:font-weight="bold" officeooo:rsid="0019d800" style:font-weight-asian="bold" style:font-weight-complex="bold"/>
    </style:style>
    <style:style style:name="T17" style:family="text">
      <style:text-properties fo:font-weight="bold" officeooo:rsid="000dcc0d" style:font-weight-asian="bold" style:font-weight-complex="bold"/>
    </style:style>
    <style:style style:name="T18" style:family="text">
      <style:text-properties fo:font-weight="bold" officeooo:rsid="001b6f4a" style:font-weight-asian="bold" style:font-weight-complex="bold"/>
    </style:style>
    <style:style style:name="T19" style:family="text">
      <style:text-properties fo:font-weight="bold" officeooo:rsid="0005632b" style:font-weight-asian="bold" style:font-weight-complex="bold"/>
    </style:style>
    <style:style style:name="T20" style:family="text">
      <style:text-properties fo:font-weight="bold" officeooo:rsid="0006a407"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f94ef"/>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23a74e" style:font-weight-asian="normal" style:font-weight-complex="normal"/>
    </style:style>
    <style:style style:name="T27" style:family="text">
      <style:text-properties style:text-underline-style="none" fo:font-weight="normal" officeooo:rsid="00257c30"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06a407" style:font-weight-asian="bold" style:font-weight-complex="bold"/>
    </style:style>
    <style:style style:name="T30" style:family="text">
      <style:text-properties style:text-underline-style="none" fo:font-weight="bold" officeooo:rsid="0023a74e" style:font-weight-asian="bold" style:font-weight-complex="bold"/>
    </style:style>
    <style:style style:name="T31" style:family="text">
      <style:text-properties style:text-underline-style="none" fo:font-weight="bold" officeooo:rsid="00257c30" style:font-weight-asian="bold" style:font-weight-complex="bold"/>
    </style:style>
    <style:style style:name="T32" style:family="text">
      <style:text-properties officeooo:rsid="00131395"/>
    </style:style>
    <style:style style:name="T33" style:family="text">
      <style:text-properties officeooo:rsid="001b6f4a"/>
    </style:style>
    <style:style style:name="T34" style:family="text">
      <style:text-properties officeooo:rsid="001d1cfe"/>
    </style:style>
    <style:style style:name="T35" style:family="text">
      <style:text-properties officeooo:rsid="001ed6e3"/>
    </style:style>
    <style:style style:name="T36" style:family="text">
      <style:text-properties officeooo:rsid="0020aa34"/>
    </style:style>
    <style:style style:name="T37" style:family="text">
      <style:text-properties officeooo:rsid="0021e90e"/>
    </style:style>
    <style:style style:name="T38" style:family="text">
      <style:text-properties officeooo:rsid="0023a74e"/>
    </style:style>
    <style:style style:name="T39" style:family="text">
      <style:text-properties fo:font-size="12pt" fo:language="fr" fo:country="FR" fo:font-weight="normal" style:font-size-asian="12pt" style:font-weight-asian="normal" style:font-size-complex="12pt" style:font-weight-complex="normal"/>
    </style:style>
    <style:style style:name="T40" style:family="text">
      <style:text-properties fo:font-size="12pt" fo:language="fr" fo:country="FR" fo:font-weight="bold" style:font-size-asian="12pt" style:font-weight-asian="bold" style:font-size-complex="12pt" style:font-weight-complex="bold"/>
    </style:style>
    <style:style style:name="T41" style:family="text">
      <style:text-properties fo:font-size="12pt" fo:language="fr" fo:country="FR" fo:font-weight="bold" officeooo:rsid="0017ec24" style:font-size-asian="12pt" style:font-weight-asian="bold" style:font-size-complex="12pt" style:font-weight-complex="bold"/>
    </style:style>
    <style:style style:name="T42" style:family="text">
      <style:text-properties fo:font-size="12pt" fo:language="fr" fo:country="FR" fo:font-weight="bold" officeooo:rsid="0019d800"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DIFFERENTS <text:span text:style-name="T2">ROYAUMES</text:span></text:p>
      <text:p text:style-name="P1"/>
      <text:p text:style-name="P16">La vie des joueurs:</text:p>
      <text:p text:style-name="P14">La mort de toute l’équipe entraîne un GAME OVER définitif ! Chaque royaume dispose d’une quête permettant de ressusciter toute ou partie de l’équipe. La récompense de cette quête disparaît à la sortie de ce royaume <text:span text:style-name="T32">même si elle n’as pas été consommée. </text:span>Si au moins un joueur termine le scénario <text:span text:style-name="T38">d’un royaume</text:span>, il permet au reste de l’équipe de ressusciter pour le royaume suivant. </text:p>
      <text:p text:style-name="P13"/>
      <text:p text:style-name="P15">Vous commencez votre épopée au bord d’un drakar, vous emmenant vers l’arbre monde où reposent tout les royaumes.</text:p>
      <text:p text:style-name="P15">Deux boss vous attendent, un dé de chance sélectionnera l’un deux pour votre <text:span text:style-name="T34">premier</text:span> combat épique.</text:p>
      <text:p text:style-name="P15"/>
      <text:p text:style-name="P17">Le kraken : </text:p>
      <text:p text:style-name="P18"><text:span text:style-name="T10">Victoire </text:span>: Vous continuez votre route, vous engageant à <text:span text:style-name="T10">Svartalfheim</text:span>, car son climat est plus acceuillant qu’Helfeim <text:span text:style-name="T35">ou</text:span> Muspulheim.</text:p>
      <text:p text:style-name="P18"><text:span text:style-name="T10">Défaite </text:span>: Le kraken finit par lacher prise <text:span text:style-name="T33">et </text:span>enduit le drakar d’encre nauséabond, vous laissant mourir d’une vive maladie. Vous finissez par <text:span text:style-name="T36">atterrir</text:span> à <text:span text:style-name="T10">Helheim</text:span>.</text:p>
      <text:p text:style-name="P18"/>
      <text:p text:style-name="P18"><text:span text:style-name="T10">Jormundgand </text:span>:</text:p>
      <text:p text:style-name="P19"><text:span text:style-name="T10">Victoire </text:span>: <text:span text:style-name="T33">Le serpent géant gémis d’une vive douleur, se laissant glisser dans les fonds marin. Une crevasse béante vous avale avec le drakar, dans les tréfonds de la terre où le feu et la lave dominent: </text:span><text:span text:style-name="T18">Muspulheim.</text:span></text:p>
      <text:p text:style-name="P20"><text:span text:style-name="T18">D</text:span><text:span text:style-name="T10">éfaite:</text:span> Le serpent géant s’agite pour vous donner le coup de grâce mais les vagues vous emportent loin, très loin, vers un pays remplis de brume <text:span text:style-name="T37">et de glace:</text:span> <text:span text:style-name="T19">Helheim.</text:span></text:p>
      <text:p text:style-name="P21"/>
      <text:p text:style-name="P3"><text:tab/><text:span text:style-name="T9">1) </text:span>Niveau inférieur :</text:p>
      <text:p text:style-name="P2"/>
      <text:p text:style-name="P8"><text:span text:style-name="T10">Helheim </text:span>: </text:p>
      <text:p text:style-name="P22">Dans ce royaume où règne la mort, vous devrez trouver une solution pour en sortir :</text:p>
      <text:p text:style-name="P23">1)<text:span text:style-name="T24"> Marchandez avec Helya: Elle vous défiera face à Guarm, son chien de garde…. Puis vous trahira avec une force amoindrie, car affaiblie par la mort de Guarm. Il lui reste suffisamment de force pour vous bannir dans un dernier souffle et </text:span><text:span text:style-name="T28">vous envoi à </text:span><text:span text:style-name="T29">Jotunheim.</text:span></text:p>
      <text:p text:style-name="P23">2)<text:span text:style-name="T24"> Vous Tuez Helya sans autre forme de procès. </text:span><text:span text:style-name="T28">Vous accédez à Midgard.</text:span></text:p>
      <text:p text:style-name="P8"/>
      <text:p text:style-name="P8"/>
      <text:p text:style-name="P8"><text:span text:style-name="T10">Muspulheim</text:span>:</text:p>
      <text:p text:style-name="P24">Menaçant continuellement l’équilibre de l’univers par sa dangerosité, vous décider d’affronter le géant Surt.<text:span text:style-name="T25"> </text:span><text:span text:style-name="T26">Vous accédez à </text:span><text:span text:style-name="T29">Nidavellir, </text:span><text:span text:style-name="T27">pour forger une dague à partir de l’épée brisée de Surt</text:span><text:span text:style-name="T26">.</text:span></text:p>
      <text:p text:style-name="P8"/>
      <text:p text:style-name="P8"/>
      <text:p text:style-name="P8"><text:span text:style-name="T10">Svartalfheim</text:span>: </text:p>
      <text:p text:style-name="P25">Le roi de ce royaume a pour projet de vous emprisonner :</text:p>
      <text:p text:style-name="P25"><text:span text:style-name="T21">1)</text:span> Vous parvenez à tuer le roi des Elfes Noirs. Vous accédez à <text:span text:style-name="T20">Nidavellir, </text:span><text:span text:style-name="T3">car ce royaume abrite les cousins des elfes noirs.</text:span></text:p>
      <text:p text:style-name="P25"><text:span text:style-name="T23">2)</text:span><text:span text:style-name="T3"> Vous trouvez un moyen de faire entrer la lumière dans les villes des elfes noirs. Vous profitez de la zizanie pour vous enfuir : accédez à Midgard.</text:span></text:p>
      <text:p text:style-name="P8"/>
      <text:p text:style-name="P5"><text:span text:style-name="T9"><text:tab/>2) </text:span>Niveau central :</text:p>
      <text:p text:style-name="P4"><text:soft-page-break/></text:p>
      <text:p text:style-name="P9"><text:span text:style-name="T10">Midgard </text:span>:<text:span text:style-name="T4">Vous devrez remporter une victoire sur chaque territoire humain contre leur chef.</text:span></text:p>
      <text:p text:style-name="P12"><text:span text:style-name="T21">1)</text:span> Vous perdrez définitivement si vous vous faites tuer sans suffisament d’honneur par l’un des chefs <text:span text:style-name="T9">(Vous gagnez des points d’honneur en tuant les chefs).</text:span></text:p>
      <text:p text:style-name="P12"><text:span text:style-name="T21">2)</text:span><text:span text:style-name="T24"> </text:span>Si vous vous faîtes tué avec suffisament d’honneur, les val kirs vous emportent au Valhala. Les portes restent tout de même fermées et vous atterrissez difficilement mais indemne <text:span text:style-name="T10">à Vanaheim.</text:span></text:p>
      <text:p text:style-name="P12"><text:span text:style-name="T21">3)</text:span><text:span text:style-name="T24"> </text:span>Vous réussissez à tuer tous les chefs des humains, puis vous accédez à<text:span text:style-name="T10"> Asgard </text:span>à l’aide du Bifrost.</text:p>
      <text:p text:style-name="P9"/>
      <text:p text:style-name="P9"/>
      <text:p text:style-name="P9"/>
      <text:p text:style-name="P10"><text:span text:style-name="T10">Nidavellir </text:span>: <text:span text:style-name="T5">Tuer le roi des nains. </text:span><text:span text:style-name="T17">Accédez au royaume de votre choix dans le niveau supérieur.</text:span></text:p>
      <text:p text:style-name="P10"/>
      <text:p text:style-name="P10"/>
      <text:p text:style-name="P10"/>
      <text:p text:style-name="P10"><text:span text:style-name="T10">Jotunheim </text:span>:<text:span text:style-name="T5">Les joueurs devront survivre au climat glaciale et aux attaques des jotnar qui haissent les dieux et les hommes.</text:span></text:p>
      <text:p text:style-name="P10"><text:span text:style-name="T22">1)</text:span><text:span text:style-name="T6"> Alliez vous aux jotnar et mettez fin à la guerre perpétuelle en tuant Thor, et accédez à </text:span><text:span text:style-name="T11">Asgard</text:span><text:span text:style-name="T6"> pour tuer la mère de Thor.</text:span></text:p>
      <text:p text:style-name="P11"><text:span text:style-name="T21">2)</text:span> Ne faite confiance à personne, tuez tout le monde et accédez à <text:span text:style-name="T10">Vanaheim</text:span>, votre soif de sang vous motivant à semer la graine de la guerre dans ce lieu autrefois ravagé <text:span text:style-name="T8">par les dieux</text:span>, mais maintenant paisible.</text:p>
      <text:p text:style-name="P10"/>
      <text:p text:style-name="P10"/>
      <text:p text:style-name="P7"><text:span text:style-name="T9"><text:tab/>3) </text:span>Niveau supérieur :</text:p>
      <text:p text:style-name="P6"/>
      <text:h text:style-name="P31" text:outline-level="1"><text:bookmark text:name="firstHeading"/><text:span text:style-name="T10">Álfheim </text:span>:<text:span text:style-name="T6">Tuez Freyr avant qu’il ne parte pour Asgard afin de cesser la guerre de Vanaheim (vous ne voulez pas que les dieux se repose dans leur guerre pour leur suprématie).</text:span></text:h>
      <text:p text:style-name="P27"/>
      <text:p text:style-name="P26"><text:span text:style-name="T10">Vanaheim </text:span>: <text:span text:style-name="T6">Ce lieu paisible a connu un passé des plus tumultueux. Ravivez les souvenirs et semez la graine de la discorde entre les Ases et les Aesirs. </text:span><text:span text:style-name="T11">Odin apparaîtra furieux, pour vous arrêter.</text:span></text:p>
      <text:p text:style-name="P26"/>
      <text:p text:style-name="P26"><text:span text:style-name="T10">Asgard</text:span>:<text:span text:style-name="T6">Tuez les suivantes de </text:span>F<text:span text:style-name="T1">rigg ainsi que Frigg, et </text:span><text:span text:style-name="T12">Odin fera son apparition.</text:span></text:p>
      <text:p text:style-name="P29">Epreuve finale : Odin.</text:p>
      <text:p text:style-name="P28">Odin possède une protection qui ne peut être brisée que par Fenrir. <text:span text:style-name="T14">La santé d’Odin est diminuée de moitié ainsi que sa force.</text:span></text:p>
      <text:p text:style-name="P28">Odin, <text:span text:style-name="T7">rempli de chagrin,</text:span> perd sa protection si sa femme (Frigg) meurt, <text:span text:style-name="T13">sa force est doublée par sa rage.</text:span></text:p>
      <text:p text:style-name="P30"><text:span text:style-name="T39">Vous avez frappé Odin avec le fragment de l’épée de Surt, enlevant sa protection. </text:span><text:span text:style-name="T40">Attention cette action est consommée à l’utilisation, </text:span><text:span text:style-name="T39">si vous avez fait le choix de l’utiliser avant, </text:span><text:span text:style-name="T40">préparez vous à un long et périlleux combat </text:span><text:span text:style-name="T41">car sa protection double ses points de vie et </text:span><text:span text:style-name="T42">augmente ses chances de bloquer vos atta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0:23:45.144715930</meta:creation-date>
    <dc:date>2018-10-25T14:25:21.359960881</dc:date>
    <meta:editing-duration>PT1H36M38S</meta:editing-duration>
    <meta:editing-cycles>30</meta:editing-cycles>
    <meta:generator>LibreOffice/6.0.6.2$Linux_X86_64 LibreOffice_project/00m0$Build-2</meta:generator>
    <meta:document-statistic meta:table-count="0" meta:image-count="0" meta:object-count="0" meta:page-count="2" meta:paragraph-count="39" meta:word-count="773" meta:character-count="4480" meta:non-whitespace-character-count="3739"/>
  </office:meta>
</office:document-meta>
</file>